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fo:min-height="3.506cm"/>
    </style:style>
    <style:style style:name="pr4" style:family="presentation" style:parent-style-name="lyt-aqua-notes">
      <style:graphic-properties draw:fill-color="#ffffff" fo:min-height="13.364cm"/>
    </style:style>
    <style:style style:name="P1" style:family="paragraph">
      <style:paragraph-properties fo:margin-top="0cm" fo:margin-bottom="0cm" fo:line-height="100%" fo:text-align="center"/>
      <style:text-properties fo:font-size="44pt" style:font-size-asian="44pt" style:font-size-complex="44pt"/>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margin-top="0cm" fo:margin-bottom="0cm" fo:line-height="100%" fo:text-align="center"/>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center"/>
      <style:text-properties fo:font-family="Arial" style:font-family-generic="swiss" style:font-pitch="variable"/>
    </style:style>
    <style:style style:name="P8" style:family="paragraph">
      <style:paragraph-properties fo:text-align="start" style:font-independent-line-spacing="true"/>
      <style:text-properties fo:font-family="Arial" style:font-family-generic="swiss" style:font-pitch="variable" fo:font-size="18pt"/>
    </style:style>
    <style:style style:name="P9" style:family="paragraph">
      <style:text-properties style:use-window-font-color="true" fo:font-family="Arial" style:font-family-generic="swiss" style:font-pitch="variable"/>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6"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size="20pt" style:font-size-asian="20pt" style:font-size-complex="20pt"/>
    </style:style>
    <style:style style:name="T8"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3" style:family="text">
      <style:text-properties style:use-window-font-color="true" fo:font-family="Arial"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 draw:layer="layout" svg:width="24.638cm" svg:height="12.178cm" svg:x="1.4cm" svg:y="4.914cm">
          <text:p text:style-name="P3"><text:span text:style-name="T2">Student: Stuart Paton</text:span></text:p>
          <text:p text:style-name="P3"><text:span text:style-name="T2">Project supervisor: Anders Claesson</text:span></text:p>
          <text:p text:style-name="P3"><text:span text:style-name="T2">Second Marker: Sergey Kitaev</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4" draw:layer="layout" svg:width="24.638cm" svg:height="16.085cm" svg:x="1.4cm" svg:y="4.914cm">
          <text:list text:style-name="L2">
            <text:list-item>
              <text:p text:style-name="P5"><text:span text:style-name="T3">Explore various Catalan Structures.</text:span></text:p>
              <text:list>
                <text:list-item>
                  <text:p text:style-name="P5"><text:span text:style-name="T3">Choose between 5 and 10 structures to explore.</text:span></text:p>
                </text:list-item>
              </text:list>
            </text:list-item>
            <text:list-item>
              <text:p text:style-name="P5"><text:span text:style-name="T3">Create bijections between chosen Catalan Structures.</text:span></text:p>
              <text:list>
                <text:list-item>
                  <text:p text:style-name="P5"><text:span text:style-name="T3">Research bijections.</text:span></text:p>
                </text:list-item>
                <text:list-item>
                  <text:p text:style-name="P5"><text:span text:style-name="T3">Create bijections to correspond to the chosen structures.</text:span></text:p>
                </text:list-item>
              </text:list>
            </text:list-item>
            <text:list-item>
              <text:p text:style-name="P5"><text:span text:style-name="T3">Create a program to visualise Catalan Structures and convert between them using their </text:span></text:p>
              <text:p text:style-name="P5"><text:span text:style-name="T3">bijections.</text:span></text:p>
              <text:list>
                <text:list-item>
                  <text:p text:style-name="P5"><text:span text:style-name="T3">In Haskell,</text:span></text:p>
                </text:list-item>
                <text:list-item>
                  <text:p text:style-name="P5"><text:span text:style-name="T3">Model each structure in a file.</text:span></text:p>
                </text:list-item>
                <text:list-item>
                  <text:p text:style-name="P5"><text:span text:style-name="T3">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5.625cm" svg:x="2.141cm" svg:y="13.776cm" presentation:class="notes" presentation:user-transformed="true">
            <draw:text-box>
              <text:p><text:span text:style-name="T4">Explain the key aims: </text:span></text:p>
              <text:p><text:span text:style-name="T4"><text:tab/></text:span><text:span text:style-name="T4">Structures so far are:</text:span></text:p>
              <text:p><text:span text:style-name="T4"><text:tab/></text:span><text:span text:style-name="T4">permutations of S3.</text:span></text:p>
              <text:p><text:span text:style-name="T4"><text:tab/></text:span><text:span text:style-name="T4">Dyck Paths</text:span></text:p>
              <text:p><text:span text:style-name="T4"><text:tab/></text:span><text:span text:style-name="T4">Young Tableaux (primarily to biject between dyck path and Av(132) permutations)</text:span></text:p>
              <text:p><text:span text:style-name="T4"><text:tab/></text:span><text:span text:style-name="T4">Triangulations of an n-gon</text:span></text:p>
              <text:p><text:span text:style-name="T4">Research bijections: Dyck path → SSP and other S3 permutations are in Classification of bijections between 321 and 132 avoiding permutations – Anders Claesson and Sergey Kitaev.</text:span></text:p>
              <text:p><text:span text:style-name="T4"><text:s text:c="3"/></text:span><text:span text:style-name="T4">Bijections over triangulation of an n-gon – still to be looked at fully.</text:span></text:p>
              <text:p><text:span text:style-name="T4">Program: currently on github → </text:span><text:span text:style-name="T4"><text:a xlink:href="http://www.github.com/patons02/catalan-structures">www.github.com/patons02/catalan-structures</text:a></text:span></text:p>
              <text:p><text:span text:style-name="T4">Graphics will be done using the Diagrams package for Haskell.</text:span></text:p>
            </draw:text-box>
          </draw:frame>
        </presentation:notes>
      </draw:page>
      <draw:page draw:name="page3"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4" draw:layer="layout" svg:width="24.638cm" svg:height="12.178cm" svg:x="1.762cm" svg:y="4.914cm">
          <text:list text:style-name="L3">
            <text:list-item>
              <text:p text:style-name="P5"><text:span text:style-name="T3">Learn basics of combinatorics.</text:span></text:p>
              <text:list>
                <text:list-item>
                  <text:list>
                    <text:list-item>
                      <text:p text:style-name="P5"><text:span text:style-name="T3">Binomial theorem</text:span></text:p>
                    </text:list-item>
                    <text:list-item>
                      <text:p text:style-name="P5"><text:span text:style-name="T3">Permutations</text:span></text:p>
                    </text:list-item>
                    <text:list-item>
                      <text:p text:style-name="P5"><text:span text:style-name="T3">Generating functions</text:span></text:p>
                    </text:list-item>
                  </text:list>
                </text:list-item>
              </text:list>
            </text:list-item>
            <text:list-item>
              <text:p text:style-name="P5"><text:span text:style-name="T3">Catalan structures</text:span></text:p>
              <text:list>
                <text:list-item>
                  <text:list>
                    <text:list-item>
                      <text:p text:style-name="P5"><text:span text:style-name="T3">What are they?</text:span></text:p>
                    </text:list-item>
                    <text:list-item>
                      <text:p text:style-name="P5"><text:span text:style-name="T3">Relation to Catalan numbers</text:span></text:p>
                    </text:list-item>
                    <text:list-item>
                      <text:p text:style-name="P5"><text:span text:style-name="T3">Proof?</text:span></text:p>
                    </text:list-item>
                  </text:list>
                </text:list-item>
              </text:list>
            </text:list-item>
            <text:list-item>
              <text:p text:style-name="P5"><text:span text:style-name="T3">The following Catalan structures:</text:span></text:p>
              <text:list>
                <text:list-item>
                  <text:list>
                    <text:list-item>
                      <text:p text:style-name="P5"><text:span text:style-name="T3">Dyck Paths</text:span></text:p>
                    </text:list-item>
                    <text:list-item>
                      <text:p text:style-name="P5"><text:span text:style-name="T3">Permutations of symmetric group S</text:span><text:span text:style-name="T5">3</text:span></text:p>
                    </text:list-item>
                    <text:list-item>
                      <text:p text:style-name="P5"><text:span text:style-name="T6">Young Tablaeux</text:span></text:p>
                    </text:list-item>
                    <text:list-item>
                      <text:p text:style-name="P5"><text:span text:style-name="T6">Binary Trees</text:span></text:p>
                    </text:list-item>
                    <text:list-item>
                      <text:p text:style-name="P5"><text:span text:style-name="T6">Triangulations of an n-gon</text:span></text:p>
                    </text:list-item>
                  </text:list>
                </text:list-item>
              </text:list>
              <text:p text:style-name="P5"><text:span text:style-name="T3"/></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layer="layout" svg:width="16.799cm" svg:height="14.489cm" svg:x="2.1cm" svg:y="14.107cm" presentation:class="notes" presentation:user-transformed="true">
            <draw:text-box>
              <text:p><text:span text:style-name="T7">Speak of knowledge of combinatorics: how you know about permutations, binomial theorem and generating functions – and how to find catalan numbers from recurrences to generating functions!</text:span></text:p>
              <text:p/>
              <text:p><text:span text:style-name="T7">Speak about what Catalan structures actually are:</text:span></text:p>
              <text:p><text:span text:style-name="T7"><text:tab/></text:span><text:span text:style-name="T7">- Formal power series from structures generating function is the Catalan sequence</text:span></text:p>
              <text:p><text:span text:style-name="T7"><text:tab/></text:span><text:span text:style-name="T7">- Each Catalan number is of the form:</text:span><text:span text:style-name="T7"><text:line-break/></text:span><text:span text:style-name="T7"><text:tab/></text:span><text:span text:style-name="T7"><text:tab/></text:span><text:span text:style-name="T7">Cat(n) = C(2n, n)/(n+1)</text:span></text:p>
              <text:p><text:span text:style-name="T7"><text:tab/></text:span><text:span text:style-name="T7"><text:tab/></text:span><text:span text:style-name="T7">Recurrence: </text:span></text:p>
              <text:p><text:span text:style-name="T7"><text:tab/></text:span><text:span text:style-name="T7"><text:tab/></text:span><text:span text:style-name="T7">Cat(0) = 1</text:span></text:p>
              <text:p><text:span text:style-name="T7"><text:tab/></text:span><text:span text:style-name="T7"><text:tab/></text:span><text:span text:style-name="T7">Cat(n+1) = sigma Cat(i) Cat(n-1) <text:s/></text:span></text:p>
              <text:p><text:span text:style-name="T7">Speak of Dyck Paths, permutations, Young Tableaux, binary trees, triangulations of an n-gon (just say what they are and that they're all catalan structures). State that their bijections will be discussed later.</text:span></text:p>
            </draw:text-box>
          </draw:frame>
        </presentation:notes>
      </draw:page>
      <draw:page draw:name="page4"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4" draw:layer="layout" svg:width="24.638cm" svg:height="12.178cm" svg:x="1.4cm" svg:y="4.914cm">
          <text:list text:style-name="L3">
            <text:list-item>
              <text:p text:style-name="P6"><text:span text:style-name="T3">Model Dyck Paths</text:span></text:p>
              <text:p text:style-name="P6"><text:span text:style-name="T3"/></text:p>
            </text:list-item>
            <text:list-item>
              <text:p text:style-name="P6"><text:span text:style-name="T3">Model permutations that are in the following permutation classes:</text:span></text:p>
              <text:list>
                <text:list-item>
                  <text:p text:style-name="P6"><text:span text:style-name="T3">Av(123), Av(213), Av(321), Av(231), Av(312), Av(132)</text:span></text:p>
                </text:list-item>
              </text:list>
              <text:p text:style-name="P6"><text:span text:style-name="T3"/></text:p>
            </text:list-item>
            <text:list-item>
              <text:p text:style-name="P6"><text:span text:style-name="T3">Model Young Tableaux</text:span></text:p>
              <text:p text:style-name="P6"><text:span text:style-name="T3"/></text:p>
            </text:list-item>
            <text:list-item>
              <text:p text:style-name="P6"><text:span text:style-name="T3">Model Triangulations of an n-gon</text:span></text:p>
              <text:p text:style-name="P6"><text:span text:style-name="T3"/></text:p>
            </text:list-item>
            <text:list-item>
              <text:p text:style-name="P6"><text:span text:style-name="T3">Visualise the above structures.</text:span></text:p>
              <text:list>
                <text:list-header>
                  <text:p text:style-name="P6"><text:span text:style-name="T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4" draw:layer="layout" svg:width="24.638cm" svg:height="12.178cm" svg:x="1.562cm" svg:y="4.222cm">
          <text:list text:style-name="L3">
            <text:list-item>
              <text:p text:style-name="P6"><text:span text:style-name="T3">Each structure is modelled by a recursive formula which will construct and deconstruct</text:span></text:p>
              <text:p text:style-name="P6"><text:span text:style-name="T3">the structure.</text:span></text:p>
              <text:p text:style-name="P6"><text:span text:style-name="T3"/></text:p>
            </text:list-item>
            <text:list-item>
              <text:p text:style-name="P6"><text:span text:style-name="T3">Each structure is an instance of the Catalan type class:</text:span></text:p>
              <text:list>
                <text:list-header>
                  <text:p text:style-name="P6"><text:span text:style-name="T3">class Catalan where</text:span></text:p>
                  <text:list>
                    <text:list-item>
                      <text:list>
                        <text:list-header>
                          <text:p text:style-name="P6"><text:span text:style-name="T3">cons :: a → a → a</text:span></text:p>
                          <text:p text:style-name="P6"><text:span text:style-name="T3">decons :: a → (a,a)</text:span></text:p>
                          <text:p text:style-name="P6"><text:span text:style-name="T3"/></text:p>
                        </text:list-header>
                      </text:list>
                    </text:list-item>
                  </text:list>
                </text:list-header>
              </text:list>
            </text:list-item>
            <text:list-item>
              <text:p text:style-name="P6"><text:span text:style-name="T3">Dyck paths:</text:span></text:p>
              <text:list>
                <text:list-item>
                  <text:p text:style-name="P6"><text:span text:style-name="T3">Cons: Put into indecomposable form</text:span></text:p>
                  <text:list>
                    <text:list-item>
                      <text:p text:style-name="P6"><text:span text:style-name="T3">D = uDdD where u = an up-step and d = a down-step</text:span></text:p>
                    </text:list-item>
                  </text:list>
                </text:list-item>
                <text:list-item>
                  <text:p text:style-name="P6"><text:span text:style-name="T3">Decons: decompose into list of Dyck paths then produce alpha and beta.</text:span></text:p>
                </text:list-item>
              </text:list>
              <text:p text:style-name="P6"><text:span text:style-name="T3"/></text:p>
            </text:list-item>
            <text:list-item>
              <text:p text:style-name="P6"><text:span text:style-name="T3">Stack sortable permutations (132-avoiding permutations)</text:span></text:p>
              <text:list>
                <text:list-item>
                  <text:p text:style-name="P6"><text:span text:style-name="T3">Cons: Make sure it is in the form alpha n <text:s/>beta such that </text:span></text:p>
                  <text:list>
                    <text:list-item>
                      <text:list>
                        <text:list-item>
                          <text:list>
                            <text:list-header>
                              <text:p text:style-name="P6"><text:span text:style-name="T3">all the elements of beta are larger than the elements of alpha</text:span></text:p>
                              <text:p text:style-name="P6"><text:span text:style-name="T3">and n is the largest element.</text:span></text:p>
                            </text:list-header>
                          </text:list>
                        </text:list-item>
                      </text:list>
                    </text:list-item>
                  </text:list>
                </text:list-item>
                <text:list-item>
                  <text:p text:style-name="P6"><text:span text:style-name="T3">Decons: Break into alpha and beta disregarding the largest element.</text:span></text:p>
                </text:list-item>
              </text:list>
              <text:p text:style-name="P6"><text:span text:style-name="T3"/></text:p>
            </text:list-item>
            <text:list-item>
              <text:p text:style-name="P6"><text:span text:style-name="T3">Make similar recursive formulae for the other structu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4.024cm" svg:x="2.1cm" svg:y="14.107cm" presentation:class="notes" presentation:user-transformed="true">
            <draw:text-box>
              <text:p><text:span text:style-name="T7">Speak about how to model I will make a recursive mathematical model, and implement in Haskell.</text:span></text:p>
              <text:p><text:span text:style-name="T7">Speak about Catalan typeclass and how each structure is an instance of it (Shown on slide.)</text:span></text:p>
              <text:p/>
              <text:p><text:span text:style-name="T7">Dyck Path: indecomposable form = U + alpha + D</text:span></text:p>
              <text:p><text:span text:style-name="T7">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7">SSP: Cons: make alpha n beta form</text:span></text:p>
              <text:p><text:span text:style-name="T7"><text:tab/></text:span><text:span text:style-name="T7">Decons: just get alpha and beta, n is just the length of both + 1.</text:span></text:p>
              <text:p><text:span text:style-name="T7">Speak about expansion for other permutations and structures.</text:span></text:p>
            </draw:text-box>
          </draw:frame>
        </presentation:notes>
      </draw:page>
      <draw:page draw:name="page6"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4" draw:layer="layout" svg:width="24.638cm" svg:height="12.178cm" svg:x="1.4cm" svg:y="4.914cm">
          <text:list text:style-name="L3">
            <text:list-item>
              <text:p text:style-name="P5"><text:span text:style-name="T3">Initial research into Dyck Paths and Permutations of the symmetric class S</text:span><text:span text:style-name="T8">3</text:span><text:span text:style-name="T9"> complete.</text:span></text:p>
              <text:list>
                <text:list-item>
                  <text:p text:style-name="P5"><text:span text:style-name="T9">Proofs that they're Catalan structures</text:span></text:p>
                </text:list-item>
                <text:list-item>
                  <text:p text:style-name="P5"><text:span text:style-name="T9">Bijections between them</text:span></text:p>
                  <text:list>
                    <text:list-item>
                      <text:p text:style-name="P5"><text:span text:style-name="T9">Knuth's bijection</text:span></text:p>
                    </text:list-item>
                    <text:list-item>
                      <text:p text:style-name="P5"><text:span text:style-name="T9">Knuth-Rotem's bijection</text:span></text:p>
                    </text:list-item>
                    <text:list-item>
                      <text:p text:style-name="P5"><text:span text:style-name="T9">Simon-Schmidt's bijection</text:span></text:p>
                    </text:list-item>
                  </text:list>
                </text:list-item>
              </text:list>
              <text:p text:style-name="P5"><text:span text:style-name="T3"/></text:p>
            </text:list-item>
            <text:list-item>
              <text:p text:style-name="P5"><text:span text:style-name="T3">Dyck Paths </text:span></text:p>
              <text:list>
                <text:list-item>
                  <text:p text:style-name="P5"><text:span text:style-name="T3">Modelled </text:span></text:p>
                </text:list-item>
                <text:list-item>
                  <text:p text:style-name="P5"><text:span text:style-name="T3">About to be visualised</text:span></text:p>
                </text:list-item>
              </text:list>
              <text:p text:style-name="P5"><text:span text:style-name="T3"/></text:p>
            </text:list-item>
            <text:list-item>
              <text:p text:style-name="P5"><text:span text:style-name="T3">Stack sortable permutations</text:span></text:p>
              <text:list>
                <text:list-item>
                  <text:p text:style-name="P5"><text:span text:style-name="T3">Also known as 132-avoiding permutations</text:span></text:p>
                </text:list-item>
                <text:list-item>
                  <text:p text:style-name="P5"><text:span text:style-name="T3">Modelled</text:span></text:p>
                </text:list-item>
                <text:list-item>
                  <text:p text:style-name="P5"><text:span text:style-name="T3">About to be visualised</text:span></text:p>
                </text:list-item>
              </text:list>
              <text:p text:style-name="P5"><text:span text:style-name="T3"/></text:p>
              <text:p text:style-name="P5"><text:span text:style-name="T3"/></text:p>
              <text:p text:style-name="P5"><text:span text:style-name="T3"/></text:p>
              <text:list>
                <text:list-header>
                  <text:p text:style-name="P5"><text:span text:style-name="T3"/></text:p>
                </text:list-header>
              </text:list>
            </text:list-item>
          </text:list>
          <text:list text:style-name="L4">
            <text:list-header>
              <text:p text:style-name="P5"><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layer="layout" svg:width="16.799cm" svg:height="14.853cm" svg:x="2.1cm" svg:y="14.107cm" presentation:class="notes" presentation:user-transformed="true">
            <draw:text-box>
              <text:p><text:span text:style-name="T4">Speak about overall progress so far:</text:span><text:span text:style-name="T4"><text:line-break/></text:span><text:span text:style-name="T4"><text:line-break/></text:span><text:span text:style-name="T4">Mention proofs of each structure and that I've written notes on each of them so far in the form of a paper.</text:span></text:p>
              <text:p/>
              <text:p><text:span text:style-name="T4"><text:s text:c="3"/></text:span><text:span text:style-name="T4">Mention the bijections between Dyck Paths and the permuations of Sym(3).</text:span></text:p>
              <text:p/>
              <text:p><text:span text:style-name="T4"><text:s text:c="3"/></text:span><text:span text:style-name="T4">State how the models of Dyck Paths corresponds with my design.</text:span></text:p>
              <text:p/>
              <text:p><text:span text:style-name="T4"><text:s text:c="4"/></text:span><text:span text:style-name="T4">State how the models of permutations corresponde with my design</text:span></text:p>
              <text:p/>
              <text:p><text:span text:style-name="T4"><text:s text:c="3"/></text:span><text:span text:style-name="T4">Speak a bit about how they're visualised.</text:span></text:p>
            </draw:text-box>
          </draw:frame>
        </presentation:notes>
      </draw:page>
      <draw:page draw:name="page7"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4" draw:layer="layout" svg:width="24.638cm" svg:height="12.178cm" svg:x="1.4cm" svg:y="4.914cm">
          <text:list text:style-name="L3">
            <text:list-item>
              <text:p text:style-name="P5"><text:span text:style-name="T3">Evaluation will be conducted by analysing the statistics of each structure.</text:span></text:p>
              <text:p text:style-name="P5"><text:span text:style-name="T3"/></text:p>
            </text:list-item>
            <text:list-item>
              <text:p text:style-name="P5"><text:span text:style-name="T3">Statistics will be computed for each permutation.</text:span></text:p>
              <text:p text:style-name="P5"><text:span text:style-name="T3"/></text:p>
            </text:list-item>
            <text:list-item>
              <text:p text:style-name="P5"><text:span text:style-name="T3">Each statistic found for each bijection will be recorded then compared against the</text:span></text:p>
              <text:p text:style-name="P5"><text:span text:style-name="T3">other bijections.</text:span></text:p>
              <text:p text:style-name="P5"><text:span text:style-name="T3"/></text:p>
            </text:list-item>
            <text:list-item>
              <text:p text:style-name="P5"><text:span text:style-name="T3">I will start with the following:</text:span></text:p>
              <text:list>
                <text:list-item>
                  <text:p text:style-name="P5"><text:span text:style-name="T3">Dyck Path → Stack sortable permutation</text:span></text:p>
                </text:list-item>
                <text:list-item>
                  <text:p text:style-name="P5"><text:span text:style-name="T3">Stack sortable permutation → Dyck path</text:span></text:p>
                  <text:list>
                    <text:list-item>
                      <text:p text:style-name="P5"><text:span text:style-name="T3">Looking mainly at Knuth's Bijection [1]</text:span></text:p>
                    </text:list-item>
                  </text:list>
                </text:list-item>
              </text:list>
              <text:p text:style-name="P5"><text:span text:style-name="T3"/></text:p>
            </text:list-item>
            <text:list-item>
              <text:p text:style-name="P5"><text:span text:style-name="T3">Next – continue for all bijections</text:span></text:p>
              <text:p text:style-name="P5"><text:span text:style-name="T3"/></text:p>
            </text:list-item>
            <text:list-item>
              <text:p text:style-name="P5"><text:span text:style-name="T3">Finally, complete analysis and present best bijection</text:span></text:p>
              <text:p text:style-name="P5"><text:span text:style-name="T3"/></text:p>
              <text:list>
                <text:list-item>
                  <text:list>
                    <text:list-header>
                      <text:p text:style-name="P5"><text:span text:style-name="T3"/></text:p>
                    </text:list-header>
                  </text:list>
                </text:list-item>
              </text:list>
              <text:p text:style-name="P5"><text:span text:style-name="T3"/></text:p>
              <text:p text:style-name="P5"><text:span text:style-name="T3"/></text:p>
              <text:p text:style-name="P5"><text:span text:style-name="T3"/></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draw:text-box>
          </draw:frame>
        </presentation:notes>
      </draw:page>
      <draw:page draw:name="page8"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0">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4" draw:layer="layout" svg:width="24.638cm" svg:height="12.178cm" svg:x="1.4cm" svg:y="4.914cm">
          <text:list text:style-name="L3">
            <text:list-item>
              <text:p text:style-name="P5"><text:span text:style-name="T3">Evaluation will be presented in form of an analysis report.</text:span></text:p>
              <text:p text:style-name="P5"><text:span text:style-name="T3"/></text:p>
            </text:list-item>
            <text:list-item>
              <text:p text:style-name="P5"><text:span text:style-name="T3">Will give a list of all statistics preserved by the structures</text:span></text:p>
              <text:p text:style-name="P5"><text:span text:style-name="T3"/></text:p>
            </text:list-item>
            <text:list-item>
              <text:p text:style-name="P5"><text:span text:style-name="T3">Will analyse their results and present findings on which are the best bijections.</text:span></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ways to presenting the findings.</text:p>
            </draw:text-box>
          </draw:frame>
        </presentation:notes>
      </draw:page>
      <draw:page draw:name="page9" draw:style-name="dp1" draw:master-page-name="lyt-aqua" presentation:presentation-page-layout-name="AL2T11">
        <office:forms form:automatic-focus="false" form:apply-design-mode="false"/>
        <draw:custom-shape draw:name="TextShape 1" draw:style-name="gr1" draw:text-style-name="P8" draw:layer="layout" svg:width="25.198cm" svg:height="3.505cm" svg:x="1.4cm" svg:y="0.837cm">
          <text:p text:style-name="P7"><text:span text:style-name="T11">Project Plan</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4" draw:layer="layout" svg:width="24.638cm" svg:height="12.178cm" svg:x="1.4cm" svg:y="4.914cm">
          <text:list text:style-name="L4">
            <text:list-header>
              <text:p text:style-name="P5"><text:span text:style-name="T3">Revised time scale is as follows:</text:span></text:p>
            </text:list-header>
          </text:list>
          <text:list text:style-name="L3">
            <text:list-item>
              <text:list>
                <text:list-item>
                  <text:list>
                    <text:list-item>
                      <text:p text:style-name="P5"><text:span text:style-name="T3">11th Jan 2013 – Literature review complete</text:span></text:p>
                    </text:list-item>
                    <text:list-item>
                      <text:p text:style-name="P5"><text:span text:style-name="T3">18th Jan 2013 – Analysis of initial structures complete</text:span></text:p>
                    </text:list-item>
                    <text:list-item>
                      <text:p text:style-name="P5"><text:span text:style-name="T3">4th Jan 2013 – Model of initial structures complete</text:span></text:p>
                    </text:list-item>
                    <text:list-item>
                      <text:p text:style-name="P5"><text:span text:style-name="T3">5th Jan 2013 – Poster presentation complete</text:span></text:p>
                    </text:list-item>
                    <text:list-item>
                      <text:p text:style-name="P5"><text:span text:style-name="T3">13th Feb 2013 – Analysis of remaining structures complete</text:span></text:p>
                    </text:list-item>
                    <text:list-item>
                      <text:p text:style-name="P5"><text:span text:style-name="T3">20th Feb 2013 – Remaining structures added to program</text:span></text:p>
                    </text:list-item>
                    <text:list-item>
                      <text:p text:style-name="P5"><text:span text:style-name="T3">4th March 2013 – Visualisations added to program</text:span></text:p>
                    </text:list-item>
                    <text:list-item>
                      <text:p text:style-name="P5"><text:span text:style-name="T3">4th March 2013 – Write up started</text:span></text:p>
                    </text:list-item>
                    <text:list-item>
                      <text:p text:style-name="P5"><text:span text:style-name="T3">9th March 2013 – Evaluation complete</text:span></text:p>
                    </text:list-item>
                    <text:list-item>
                      <text:p text:style-name="P5"><text:span text:style-name="T3">13th March 2013 – Project submitted to supervisor</text:span></text:p>
                    </text:list-item>
                    <text:list-item>
                      <text:p text:style-name="P5"><text:span text:style-name="T3">27th March 2013 – Project submitted for binding</text:span></text:p>
                    </text:list-item>
                    <text:list-item>
                      <text:p text:style-name="P5"><text:span text:style-name="T3">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0" draw:style-name="dp1" draw:master-page-name="lyt-aqua" presentation:presentation-page-layout-name="AL2T11">
        <office:forms form:automatic-focus="false" form:apply-design-mode="false"/>
        <draw:frame presentation:style-name="pr3" draw:text-style-name="P9" draw:layer="layout" svg:width="25.201cm" svg:height="3.506cm" svg:x="1.4cm" svg:y="0.836cm" presentation:class="title">
          <draw:text-box>
            <text:p text:style-name="P9"><text:span text:style-name="T13">Refrences</text:span></text:p>
          </draw:text-box>
        </draw:frame>
        <draw:frame draw:style-name="gr9" draw:text-style-name="P5" draw:layer="layout" svg:width="23.761cm" svg:height="14.897cm" svg:x="1.8cm" svg:y="3.8cm">
          <draw:text-box>
            <text:p text:style-name="P5"><text:span text:style-name="T3">[1] – Anders Claesson and Sergey Kitaev, Classification of bijections between 321-</text:span></text:p>
            <text:p text:style-name="P5"><text:span text:style-name="T3">and 132-avoiding permutations, 2008.</text:span></text:p>
            <text:p text:style-name="P5"><text:span text:style-name="T3"/></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1"><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1"><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4T17:09:50</dc:date>
    <dc:creator>Stuart CS2009</dc:creator>
    <meta:generator>LibreOffice/3.5$Linux_X86_64 LibreOffice_project/350m1$Build-2</meta:generator>
    <meta:editing-duration>PT4H57M53S</meta:editing-duration>
    <meta:editing-cycles>33</meta:editing-cycles>
    <meta:printed-by>Stuart CS2009</meta:printed-by>
    <meta:print-date>2013-02-04T17:09:47</meta:print-date>
    <meta:document-statistic meta:object-count="88"/>
  </office:meta>
</office:document-meta>
</file>